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font-style="normal" fo:text-shadow="none" style:text-underline-style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indent="0cm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8pt" fo:font-style="normal" fo:text-shadow="none" style:text-underline-style="none" style:font-size-asian="28pt" style:font-style-asian="normal" style:font-size-complex="28pt" style:font-style-complex="normal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ffffff" style:font-name="Segoe UI1" fo:font-size="26pt" fo:text-shadow="1pt 1pt" style:font-size-asian="26pt" style:font-size-complex="26pt"/>
    </style:style>
    <style:style style:name="T7" style:family="text">
      <style:text-properties fo:color="#000000" style:font-name="Segoe UI Semibold" fo:font-size="20pt" fo:text-shadow="none" style:font-size-asian="20pt" style:font-size-complex="20pt"/>
    </style:style>
    <style:style style:name="T8" style:family="text">
      <style:text-properties fo:color="#ffffff" style:font-name="Segoe UI1" fo:font-size="16pt" fo:text-shadow="1pt 1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016cm" svg:y="0.508cm">
          <draw:text-box>
            <text:p text:style-name="P1"><text:span text:style-name="T1">HYMN #856</text:span></text:p>
            <text:p text:style-name="P1"><text:span text:style-name="T2">“</text:span><text:span text:style-name="T2">O Christ, Who Called the Twelve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654cm" svg:height="7.011cm" svg:x="1.085cm" svg:y="0.557cm">
          <draw:text-box>
            <text:p text:style-name="P1"><text:span text:style-name="T4">1.</text:span><text:span text:style-name="T5"> O Christ, who called the Twelve</text:span><text:span text:style-name="T5"><text:line-break/></text:span><text:span text:style-name="T5">To rise and follow You,</text:span><text:span text:style-name="T5"><text:line-break/></text:span><text:span text:style-name="T5">Forsaking old, familiar ways</text:span><text:span text:style-name="T5"><text:line-break/></text:span><text:span text:style-name="T5">For ventures bold and new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5" draw:layer="layout" svg:width="25.654cm" svg:height="7.011cm" svg:x="1.016cm" svg:y="0.508cm">
          <draw:text-box>
            <text:p text:style-name="P1"><text:span text:style-name="T5">Grant us to hear Your call</text:span><text:span text:style-name="T5"><text:line-break/></text:span><text:span text:style-name="T5">To risk security</text:span><text:span text:style-name="T5"><text:line-break/></text:span><text:span text:style-name="T5">And, bound in heart and will to You,</text:span><text:span text:style-name="T5"><text:line-break/></text:span><text:span text:style-name="T5">Find perfect liberty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6" draw:layer="layout" svg:width="25.654cm" svg:height="7.011cm" svg:x="1.016cm" svg:y="0.609cm">
          <draw:text-box>
            <text:p text:style-name="P1"><text:span text:style-name="T4">2.</text:span><text:span text:style-name="T5"> O Christ, who taught the Twelve</text:span><text:span text:style-name="T5"><text:line-break/></text:span><text:span text:style-name="T5">The truth for ages sealed,</text:span><text:span text:style-name="T5"><text:line-break/></text:span><text:span text:style-name="T5">Whose words and works awakened faith,</text:span><text:span text:style-name="T5"><text:line-break/></text:span><text:span text:style-name="T5">The ways of God reveale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6" draw:layer="layout" svg:width="25.654cm" svg:height="7.011cm" svg:x="1.016cm" svg:y="0.508cm">
          <draw:text-box>
            <text:p text:style-name="P1"><text:span text:style-name="T5">Instruct us now, we pray,</text:span><text:span text:style-name="T5"><text:line-break/></text:span><text:span text:style-name="T5">By Your empow’ring Word.</text:span><text:span text:style-name="T5"><text:line-break/></text:span><text:span text:style-name="T5">True teacher, be for all who seek</text:span><text:span text:style-name="T5"><text:line-break/></text:span><text:span text:style-name="T5">Their light, their life, their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6" draw:layer="layout" svg:width="25.654cm" svg:height="7.011cm" svg:x="1.27cm" svg:y="0.609cm">
          <draw:text-box>
            <text:p text:style-name="P1"><text:span text:style-name="T4">3.</text:span><text:span text:style-name="T5"> O Christ, who led the Twelve</text:span><text:span text:style-name="T5"><text:line-break/></text:span><text:span text:style-name="T5">Among the desolate</text:span><text:span text:style-name="T5"><text:line-break/></text:span><text:span text:style-name="T5">And broke as bread of life for all</text:span><text:span text:style-name="T5"><text:line-break/></text:span><text:span text:style-name="T5">Your love compassionat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1"><text:span text:style-name="T5">Lead us along the ways</text:span><text:span text:style-name="T5"><text:line-break/></text:span><text:span text:style-name="T5">Where hope has nearly died</text:span><text:span text:style-name="T5"><text:line-break/></text:span><text:span text:style-name="T5">And help us climb the lonely hills</text:span><text:span text:style-name="T5"><text:line-break/></text:span><text:span text:style-name="T5">Where love is crucifi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3" draw:text-style-name="P6" draw:layer="layout" svg:width="25.654cm" svg:height="7.011cm" svg:x="1.039cm" svg:y="0.648cm">
          <draw:text-box>
            <text:p text:style-name="P1"><text:span text:style-name="T4">4.</text:span><text:span text:style-name="T5"> O Christ, who sent the Twelve</text:span><text:span text:style-name="T5"><text:line-break/></text:span><text:span text:style-name="T5">On roads they’d never trod</text:span><text:span text:style-name="T5"><text:line-break/></text:span><text:span text:style-name="T5">To serve, to suffer, teach, proclaim</text:span><text:span text:style-name="T5"><text:line-break/></text:span><text:span text:style-name="T5">The nearer reign of Go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3" draw:text-style-name="P6" draw:layer="layout" svg:width="25.654cm" svg:height="7.011cm" svg:x="1.016cm" svg:y="0.609cm">
          <draw:text-box>
            <text:p text:style-name="P1"><text:span text:style-name="T5">Send us on ways where faith</text:span><text:span text:style-name="T5"><text:line-break/></text:span><text:span text:style-name="T5">Transcends timidity,</text:span><text:span text:style-name="T5"><text:line-break/></text:span><text:span text:style-name="T5">Where love informs and hope sustains</text:span><text:span text:style-name="T5"><text:line-break/></text:span><text:span text:style-name="T5">Both life and minist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3" draw:text-style-name="P6" draw:layer="layout" svg:width="25.654cm" svg:height="7.011cm" svg:x="1.27cm" svg:y="0.508cm">
          <draw:text-box>
            <text:p text:style-name="P1"><text:span text:style-name="T4">5.</text:span><text:span text:style-name="T5"> O Christ, the_apostles’ Lord,</text:span><text:span text:style-name="T5"><text:line-break/></text:span><text:span text:style-name="T5">The martyrs’ strength and song,</text:span><text:span text:style-name="T5"><text:line-break/></text:span><text:span text:style-name="T5">The crucified and risen King</text:span><text:span text:style-name="T5"><text:line-break/></text:span><text:span text:style-name="T5">To whom the saints belong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4" draw:text-style-name="P5" draw:layer="layout" svg:width="25.654cm" svg:height="13.731cm" svg:x="1.27cm" svg:y="0.508cm">
          <draw:text-box>
            <text:p text:style-name="P1"><text:span text:style-name="T5">Though generations pass,</text:span><text:span text:style-name="T5"><text:line-break/></text:span><text:span text:style-name="T5">Our tribute still we bring,</text:span><text:span text:style-name="T5"><text:line-break/></text:span><text:span text:style-name="T5">Our hymns a sacrifice of praise,</text:span><text:span text:style-name="T5"><text:line-break/></text:span><text:span text:style-name="T5">Our lives an offering.</text:span></text:p>
            <text:p text:style-name="P7"><text:span text:style-name="T6"><text:line-break/></text:span><text:span text:style-name="T6"/></text:p>
            <text:p text:style-name="P7"><text:span text:style-name="T7">© 1993 GIA Publications, Inc.</text:span></text:p>
            <text:p text:style-name="P7"><text:span text:style-name="T7">Used by permission: LSB Hymn License </text:span></text:p>
            <text:p text:style-name="P7"><text:span text:style-name="T7">.NET, no. 100011038.</text:span></text:p>
            <text:p text:style-name="P7"><text:span text:style-name="T8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6:55:38.247000000</meta:creation-date>
    <dc:title>Hymn template</dc:title>
    <meta:editing-duration>PT18M9S</meta:editing-duration>
    <meta:editing-cycles>9</meta:editing-cycles>
    <meta:generator>LibreOffice/6.1.3.2$Windows_X86_64 LibreOffice_project/86daf60bf00efa86ad547e59e09d6bb77c699acb</meta:generator>
    <meta:initial-creator>Arthur Hoch</meta:initial-creator>
    <dc:date>2019-02-05T20:52:35.420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5-01-21T16:55:37.951000000"/>
  </office:meta>
</office:document-meta>
</file>